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style:writing-mode="pag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style:writing-mode="pag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style:writing-mode="page"/>
    </style:style>
    <style:style style:name="P1" style:family="paragraph" style:parent-style-name="Standard">
      <style:text-properties style:font-name="Liberation Sans" officeooo:rsid="000b7e21" officeooo:paragraph-rsid="000b7e21"/>
    </style:style>
    <style:style style:name="P2" style:family="paragraph" style:parent-style-name="Table_20_Contents">
      <style:text-properties style:font-name="Liberation Sans"/>
    </style:style>
    <style:style style:name="P3" style:family="paragraph" style:parent-style-name="Table_20_Contents">
      <style:text-properties style:font-name="Liberation Sans" officeooo:rsid="000bc549" officeooo:paragraph-rsid="000bc549"/>
    </style:style>
    <style:style style:name="P4" style:family="paragraph" style:parent-style-name="Table_20_Contents">
      <style:text-properties style:font-name="Liberation Sans" fo:font-weight="bold" officeooo:rsid="000bc549" officeooo:paragraph-rsid="000bc549" style:font-weight-asian="bold" style:font-weight-complex="bold"/>
    </style:style>
    <style:style style:name="P5" style:family="paragraph" style:parent-style-name="Standard">
      <style:text-properties officeooo:paragraph-rsid="0014d2a2"/>
    </style:style>
    <style:style style:name="P6" style:family="paragraph" style:parent-style-name="Table_20_Contents">
      <style:text-properties style:font-name="Liberation Sans" officeooo:rsid="000bc549" officeooo:paragraph-rsid="00122a32"/>
    </style:style>
    <style:style style:name="P7" style:family="paragraph" style:parent-style-name="Table_20_Contents">
      <style:text-properties style:font-name="Liberation Sans" officeooo:rsid="000bc549" officeooo:paragraph-rsid="0014d2a2"/>
    </style:style>
    <style:style style:name="P8" style:family="paragraph" style:parent-style-name="Table_20_Contents">
      <style:text-properties style:font-name="Liberation Sans" fo:font-weight="bold" officeooo:rsid="000bc549" officeooo:paragraph-rsid="0014d2a2" style:font-weight-asian="bold" style:font-weight-complex="bold"/>
    </style:style>
    <style:style style:name="T1" style:family="text">
      <style:text-properties officeooo:rsid="000ea667"/>
    </style:style>
    <style:style style:name="T2" style:family="text">
      <style:text-properties officeooo:rsid="00122a32"/>
    </style:style>
    <style:style style:name="T3" style:family="text">
      <style:text-properties officeooo:rsid="0013f9f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should be substituted: [onshow.placeholder].</text:p>
      <text:p text:style-name="P1"/>
      <table:table table:name="Tabelle1" table:style-name="Tabelle1">
        <table:table-column table:style-name="Tabelle1.A"/>
        <table:table-row table:style-name="TableLine94056865026784">
          <table:table-cell table:style-name="Tabelle1.A1" office:value-type="string">
            <text:p text:style-name="P8">[outer.col1;block=<text:span text:style-name="T1">t</text:span><text:span text:style-name="T3">able:table-row</text:span>;sub1=inner]</text:p>
            <table:table table:name="Tabelle2" table:style-name="Tabelle2">
              <table:table-column table:style-name="Tabelle2.A"/>
              <table:table-column table:style-name="Tabelle2.B"/>
              <table:table-row table:style-name="TableLine94056926705136">
                <table:table-cell table:style-name="Tabelle2.A1" office:value-type="string">
                  <text:p text:style-name="P8">Inner Column 1</text:p>
                </table:table-cell>
                <table:table-cell table:style-name="Tabelle2.A1" office:value-type="string">
                  <text:p text:style-name="P8">Inner Column 2</text:p>
                </table:table-cell>
              </table:table-row>
              <table:table-row table:style-name="TableLine94056917100176">
                <table:table-cell table:style-name="Tabelle2.A1" office:value-type="string">
                  <text:p text:style-name="P7">[outer_<text:span text:style-name="T2">sub1</text:span>.col1;block=t<text:span text:style-name="T3">able:table-row</text:span>]</text:p>
                </table:table-cell>
                <table:table-cell table:style-name="Tabelle2.A1" office:value-type="string">
                  <text:p text:style-name="P7">[outer_<text:span text:style-name="T2">sub1</text:span>.col2]</text:p>
                </table:table-cell>
              </table:table-row>
            </table:table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laus-Justus Heine</meta:initial-creator>
    <meta:creation-date>2021-09-16T23:36:04.305057758</meta:creation-date>
    <meta:generator>LibreOffice/6.4.7.2$Linux_X86_64 LibreOffice_project/40$Build-2</meta:generator>
    <dc:date>2021-09-27T17:52:48.499809016</dc:date>
    <dc:creator>Claus-Justus Heine</dc:creator>
    <meta:editing-duration>PT1H17M57S</meta:editing-duration>
    <meta:editing-cycles>7</meta:editing-cycles>
    <meta:document-statistic meta:table-count="2" meta:image-count="0" meta:object-count="0" meta:page-count="1" meta:paragraph-count="6" meta:word-count="14" meta:character-count="178" meta:non-whitespace-character-count="170"/>
  </office:meta>
</office:document-meta>
</file>